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25E900002F026768290B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TimesNewRomanPSMT" svg:font-family="TimesNewRomanPSMT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fo:background-color="#ffffff" style:font-size-asian="11pt" style:font-size-complex="11pt" style:font-style-complex="italic" style:font-weight-complex="bold"/>
    </style:style>
    <style:style style:name="P3" style:family="paragraph" style:parent-style-name="Standard">
      <style:text-properties style:font-name="Calibri" fo:font-size="11pt" fo:language="ru" fo:country="RU" style:font-size-asian="13.1999998092651pt" style:font-size-complex="13.1999998092651pt"/>
    </style:style>
    <style:style style:name="P4" style:family="paragraph" style:parent-style-name="Standard" style:master-page-name="Standard">
      <style:paragraph-properties style:page-number="auto"/>
      <style:text-properties style:font-name="Calibri" fo:font-size="11pt" style:font-name-asian="TimesNewRomanPSMT1" style:font-size-asian="11pt" style:font-name-complex="TimesNewRomanPSMT1" style:font-size-complex="11pt"/>
    </style:style>
    <style:style style:name="P5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1" style:font-size-asian="11pt" style:font-weight-asian="bold" style:font-name-complex="TimesNewRomanPSMT1" style:font-size-complex="11pt" style:font-weight-complex="bold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Standard">
      <style:text-properties style:font-name="Calibri" fo:font-size="11pt" style:font-name-asian="TimesNewRomanPSMT1" style:font-size-asian="11pt" style:font-name-complex="TimesNewRomanPSMT1" style:font-size-complex="11pt"/>
    </style:style>
    <style:style style:name="P9" style:family="paragraph" style:parent-style-name="Standard" style:list-style-name="L1">
      <style:text-properties style:font-name="Calibri" fo:font-size="11pt" style:font-name-asian="TimesNewRomanPSMT1" style:font-size-asian="11pt" style:font-name-complex="TimesNewRomanPSMT1" style:font-size-complex="11pt"/>
    </style:style>
    <style:style style:name="P10" style:family="paragraph" style:parent-style-name="Standard">
      <style:text-properties style:font-name="Calibri" fo:font-size="11pt" fo:language="ru" fo:country="RU" style:text-underline-style="none" fo:font-weight="bold" style:font-name-asian="TimesNewRomanPSMT1" style:font-size-asian="11pt" style:font-weight-asian="bold" style:font-name-complex="TimesNewRomanPSMT1" style:font-size-complex="11pt" style:font-weight-complex="bold"/>
    </style:style>
    <style:style style:name="P11" style:family="paragraph" style:parent-style-name="Standard">
      <style:text-properties style:font-name="Calibri" fo:font-size="11pt" fo:language="ru" fo:country="RU" fo:font-weight="bold" fo:background-color="#ffffff" style:font-name-asian="TimesNewRomanPSMT1" style:font-size-asian="13.1999998092651pt" style:font-weight-asian="bold" style:font-name-complex="TimesNewRomanPSMT1" style:font-size-complex="13.1999998092651pt" style:font-style-complex="italic" style:font-weight-complex="bold"/>
    </style:style>
    <style:style style:name="P12" style:family="paragraph" style:parent-style-name="Standard">
      <style:text-properties style:font-name="Calibri" fo:font-size="11pt" fo:font-weight="bold" fo:background-color="#ffffff" style:font-name-asian="TimesNewRomanPSMT1" style:font-size-asian="11pt" style:font-weight-asian="bold" style:font-name-complex="TimesNewRomanPSMT1" style:font-size-complex="11pt" style:font-style-complex="italic" style:font-weight-complex="bold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БИЛЕТ №12</text:p>
      <text:list xml:id="list36371149" text:style-name="L1">
        <text:list-item>
          <text:p text:style-name="P6">Расскажите об устройстве и принципе действия лампы накаливания</text:p>
        </text:list-item>
        <text:list-item>
          <text:p text:style-name="P9">Задача на закон преломления света</text:p>
        </text:list-item>
      </text:list>
      <text:p text:style-name="P8"/>
      <text:p text:style-name="P10">Устройство и принцип действия лампы накаливания</text:p>
      <text:p text:style-name="P1">Основная часть современной лампы накаливания — спираль из тонкой вольфрамовой проволоки. </text:p>
      <text:p text:style-name="P1">Вольфрам — тугоплавкий металл, его температура плавления 3387 °С. В лампе накаливания вольфрамовая спираль нагревается до 3000 °С, при такой температуре она достигает белого каления и светится ярким светом. Спираль помещают в стеклянную колбу, из которой выкачивают насосом воздух, чтобы спираль не перегорала. Но в вакууме вольфрам быстро испаряется, спираль становится тоньше и тоже сравнительно быстро перегорает. Чтобы предотвратить быстрое испарение вольфрама, лампы наполняют азотом, иногда инертными газами — криптоном или аргоном. Молекулы газа препятствуют выходу частиц вольфрама из нити, т. е. препятствуют разрушению накалённой нити.</text:p>
      <text:p text:style-name="P1"><draw:frame draw:style-name="fr1" draw:name="Графический объект1" text:anchor-type="char" svg:x="11.94cm" svg:y="0.418cm" svg:width="5.629cm" svg:height="6.68cm" draw:z-index="0"><draw:image xlink:href="Pictures/20000008000025E900002F026768290B.wmf" xlink:type="simple" xlink:show="embed" xlink:actuate="onLoad"/>
    </draw:frame></text:p>
      <text:p text:style-name="Standard"><text:span text:style-name="Цитата_20_HTML"><text:span text:style-name="T2">Концы спирали</text:span></text:span><text:span text:style-name="T1"> С приварены к двум проволокам, которые проходят сквозь стекло баллона Б и припаяны к металлическим частям </text:span></text:p>
      <text:p text:style-name="P1">цоколя Ц лампы: одна проволока - к винтовой нарезке, </text:p>
      <text:p text:style-name="P1">а другая - к изолированному от нарезки основанию цоколя.</text:p>
      <text:p text:style-name="P1"/>
      <text:p text:style-name="P1">Для включения лампы в сеть её ввинчивают в патрон П. Внутренняя часть патрона содержит пружинящий контакт К, касающийся основания цоколя ОЦ лампы, и винтовую нарезку, удерживающую лампу. Пружинящий контакт и винтовая нарезка патрона имеют зажимы, к которым прикрепляют провода от сети.</text:p>
      <text:p text:style-name="P1"/>
      <text:p text:style-name="P1">Промышленность выпускает лампы накаливания на напряжение 220 В (для осветительной сети), 50 В (для железнодорожных вагонов), 12 В (для автомобилей), 3,5 и 2,5 В (для карманных фонарей).</text:p>
      <text:p text:style-name="P1"/>
      <text:p text:style-name="P2"/>
      <text:p text:style-name="P2"/>
      <text:p text:style-name="P12">Задача на закон преломления света</text:p>
      <text:p text:style-name="P3"><text:span text:style-name="T3">Закон преломления света</text:span><text:span text:style-name="T4"> </text:span>— Лучи, падающий и преломленный, лежат в одной плоскости с перпендикуляром, проведенным к границе раздела двух сред. </text:p>
      <text:p text:style-name="P3">Отношение синуса угла падения<draw:frame draw:style-name="fr2" draw:name="Объект2" text:anchor-type="as-char" svg:width="0.466cm" svg:height="0.467cm" draw:z-index="2"><draw:object xlink:href="./Object 2" xlink:type="simple" xlink:show="embed" xlink:actuate="onLoad"/><draw:image xlink:href="./ObjectReplacements/Object 2" xlink:type="simple" xlink:show="embed" xlink:actuate="onLoad"/>
    </draw:frame>к синусу угла преломления<draw:frame draw:style-name="fr2" draw:name="Объект3" text:anchor-type="as-char" svg:width="0.437cm" svg:height="0.483cm" draw:z-index="3"><draw:object xlink:href="./Object 3" xlink:type="simple" xlink:show="embed" xlink:actuate="onLoad"/><draw:image xlink:href="./ObjectReplacements/Object 3" xlink:type="simple" xlink:show="embed" xlink:actuate="onLoad"/>
    </draw:frame>есть величина постоянная для двух сред.</text:p>
      <text:p text:style-name="P11"><draw:frame draw:style-name="fr2" draw:name="Объект1" text:anchor-type="as-char" svg:width="1.727cm" svg:height="1.012cm" draw:z-index="1"><draw:object xlink:href="./Object 1" xlink:type="simple" xlink:show="embed" xlink:actuate="onLoad"/><draw:image xlink:href="./ObjectReplacements/Object 1" xlink:type="simple" xlink:show="embed" xlink:actuate="onLoad"/>
     <svg:desc>формула</svg:desc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TimesNewRomanPSMT" svg:font-family="TimesNewRomanPSMT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Основной_20_шрифт_20_абзаца" style:display-name="Основной шрифт абзаца" style:family="text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27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Аня</meta:initial-creator>
    <meta:creation-date>2016-05-17T22:52:00</meta:creation-date>
    <dc:date>2016-06-02T21:39:48.79</dc:date>
    <meta:print-date>2016-05-18T08:21:00</meta:print-date>
    <meta:editing-cycles>7</meta:editing-cycles>
    <meta:editing-duration>P1DT31M51S</meta:editing-duration>
    <meta:generator>OpenOffice.org/3.3$Win32 OpenOffice.org_project/330m20$Build-9567</meta:generator>
    <meta:document-statistic meta:table-count="0" meta:image-count="1" meta:object-count="3" meta:page-count="1" meta:paragraph-count="15" meta:word-count="264" meta:character-count="1858"/>
  </office:meta>
</office:document-meta>
</file>

<file path=Object 1/content.xml><?xml version="1.0" encoding="utf-8"?>
<math xmlns="http://www.w3.org/1998/Math/MathML">
  <semantics>
    <mrow>
      <mfrac>
        <mrow>
          <mi>sin</mi>
          <mo stretchy="false">α</mo>
        </mrow>
        <mrow>
          <mi>sin</mi>
          <mo stretchy="false">γ</mo>
        </mrow>
      </mfrac>
      <mo stretchy="false">=</mo>
      <mi>n</mi>
    </mrow>
    <annotation encoding="StarMath 5.0">{sin %ialpha} over {sin %igamma} = n</annotation>
  </semantics>
</math>
</file>

<file path=Object 2/content.xml><?xml version="1.0" encoding="utf-8"?>
<math xmlns="http://www.w3.org/1998/Math/MathML">
  <semantics>
    <mo stretchy="false">α</mo>
    <annotation encoding="StarMath 5.0">%ialpha</annotation>
  </semantics>
</math>
</file>

<file path=Object 3/content.xml><?xml version="1.0" encoding="utf-8"?>
<math xmlns="http://www.w3.org/1998/Math/MathML">
  <semantics>
    <mo stretchy="false">γ</mo>
    <annotation encoding="StarMath 5.0">%igamma</annotation>
  </semantics>
</math>
</file>